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42cm" fo:min-width="1.904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17.2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9.6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14.8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1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2.7cm" svg:height="7.9cm" svg:x="8.5cm" svg:y="4.8cm">
          <text:p text:style-name="P1">Col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cm" svg:y1="2.05cm" svg:x2="9.85cm" svg:y2="4.8cm" draw:start-shape="id1" draw:start-glue-point="3" draw:end-shape="id2" draw:end-glue-point="0" svg:d="M1000 2050l8850 2750" svg:viewBox="0 0 8851 2751">
          <text:p/>
        </draw:connector>
        <draw:connector draw:style-name="gr2" draw:text-style-name="P1" draw:layer="layout" draw:type="line" svg:x1="18.7cm" svg:y1="2.05cm" svg:x2="9.85cm" svg:y2="4.8cm" draw:start-shape="id1" draw:start-glue-point="1" draw:end-shape="id2" svg:d="M18700 2050l-8850 2750" svg:viewBox="0 0 8851 2751">
          <text:p/>
        </draw:connector>
        <draw:connector draw:style-name="gr2" draw:text-style-name="P1" draw:layer="layout" draw:type="line" svg:x1="9.85cm" svg:y1="3.1cm" svg:x2="9.85cm" svg:y2="4.8cm" draw:start-shape="id1" draw:start-glue-point="2" draw:end-shape="id2" draw:end-glue-point="0" svg:d="M9850 3100v1700" svg:viewBox="0 0 1 1701">
          <text:p/>
        </draw:connector>
        <draw:connector draw:style-name="gr2" draw:text-style-name="P1" draw:layer="layout" draw:type="line" svg:x1="9.85cm" svg:y1="12.7cm" svg:x2="4.8cm" svg:y2="14.75cm" draw:start-shape="id2" draw:start-glue-point="2" draw:end-shape="id3" draw:end-glue-point="3" svg:d="M9850 12700l-5050 2050" svg:viewBox="0 0 5051 2051">
          <text:p/>
        </draw:connector>
        <draw:connector draw:style-name="gr2" draw:text-style-name="P1" draw:layer="layout" draw:type="line" svg:x1="9.85cm" svg:y1="12.7cm" svg:x2="9.85cm" svg:y2="13.9cm" draw:start-shape="id2" draw:start-glue-point="2" draw:end-shape="id3" draw:end-glue-point="0" svg:d="M9850 12700v1200" svg:viewBox="0 0 1 1201">
          <text:p/>
        </draw:connector>
        <draw:connector draw:style-name="gr2" draw:text-style-name="P1" draw:layer="layout" draw:type="line" svg:x1="9.85cm" svg:y1="12.7cm" svg:x2="14.9cm" svg:y2="14.75cm" draw:start-shape="id2" draw:start-glue-point="2" draw:end-shape="id3" draw:end-glue-point="1" svg:d="M9850 12700l5050 2050" svg:viewBox="0 0 5051 2051">
          <text:p/>
        </draw:connector>
        <draw:connector draw:style-name="gr2" draw:text-style-name="P1" draw:layer="layout" draw:type="line" svg:x1="4.8cm" svg:y1="14.75cm" svg:x2="2.3cm" svg:y2="17.95cm" draw:start-shape="id3" draw:start-glue-point="3" draw:end-shape="id4" svg:d="M4800 14750l-2500 3200" svg:viewBox="0 0 2501 3201">
          <text:p/>
        </draw:connector>
        <draw:connector draw:style-name="gr2" draw:text-style-name="P1" draw:layer="layout" draw:type="line" svg:x1="9.85cm" svg:y1="15.6cm" svg:x2="9.95cm" svg:y2="17.1cm" draw:start-shape="id3" draw:start-glue-point="2" draw:end-shape="id4" draw:end-glue-point="0" svg:d="M9850 15600l100 1500" svg:viewBox="0 0 101 1501">
          <text:p/>
        </draw:connector>
        <draw:connector draw:style-name="gr2" draw:text-style-name="P1" draw:layer="layout" draw:type="line" svg:x1="14.9cm" svg:y1="14.75cm" svg:x2="17.6cm" svg:y2="17.95cm" draw:start-shape="id3" draw:start-glue-point="1" draw:end-shape="id4" draw:end-glue-point="1" svg:d="M14900 14750l2700 3200" svg:viewBox="0 0 2701 3201">
          <text:p/>
        </draw:connector>
        <draw:connector draw:style-name="gr2" draw:text-style-name="P1" draw:layer="layout" draw:type="line" svg:x1="4.8cm" svg:y1="14.75cm" svg:x2="9.95cm" svg:y2="17.1cm" draw:start-shape="id3" draw:start-glue-point="3" draw:end-shape="id4" draw:end-glue-point="0" svg:d="M4800 14750l5150 2350" svg:viewBox="0 0 5151 2351">
          <text:p/>
        </draw:connector>
        <draw:connector draw:style-name="gr2" draw:text-style-name="P1" draw:layer="layout" draw:type="line" svg:x1="14.9cm" svg:y1="14.75cm" svg:x2="9.95cm" svg:y2="17.1cm" draw:start-shape="id3" draw:start-glue-point="1" draw:end-shape="id4" draw:end-glue-point="0" svg:d="M14900 14750l-4950 2350" svg:viewBox="0 0 4951 2351">
          <text:p/>
        </draw:connector>
        <draw:connector draw:style-name="gr2" draw:text-style-name="P1" draw:layer="layout" draw:type="line" svg:x1="2.3cm" svg:y1="17.95cm" svg:x2="4.226cm" svg:y2="20.937cm" draw:start-shape="id4" draw:start-glue-point="3" draw:end-shape="id5" draw:end-glue-point="3" svg:d="M2300 17950l1926 2987" svg:viewBox="0 0 1927 2988">
          <text:p/>
        </draw:connector>
        <draw:connector draw:style-name="gr2" draw:text-style-name="P1" draw:layer="layout" draw:type="line" svg:x1="9.95cm" svg:y1="18.8cm" svg:x2="9.976cm" svg:y2="20.137cm" draw:start-shape="id4" draw:start-glue-point="2" draw:end-shape="id5" draw:end-glue-point="0" svg:d="M9950 18800l26 1337" svg:viewBox="0 0 27 1338">
          <text:p/>
        </draw:connector>
        <draw:connector draw:style-name="gr2" draw:text-style-name="P1" draw:layer="layout" draw:type="line" svg:x1="17.6cm" svg:y1="17.95cm" svg:x2="15.726cm" svg:y2="20.937cm" draw:start-shape="id4" draw:start-glue-point="1" draw:end-shape="id5" draw:end-glue-point="1" svg:d="M17600 17950l-1874 2987" svg:viewBox="0 0 1875 2988">
          <text:p/>
        </draw:connector>
        <draw:connector draw:style-name="gr2" draw:text-style-name="P1" draw:layer="layout" draw:type="line" svg:x1="2.3cm" svg:y1="17.95cm" svg:x2="9.976cm" svg:y2="20.137cm" draw:start-shape="id4" draw:start-glue-point="3" draw:end-shape="id5" draw:end-glue-point="0" svg:d="M2300 17950l7676 2187" svg:viewBox="0 0 7677 2188">
          <text:p/>
        </draw:connector>
        <draw:connector draw:style-name="gr2" draw:text-style-name="P1" draw:layer="layout" draw:type="line" svg:x1="17.6cm" svg:y1="17.95cm" svg:x2="9.976cm" svg:y2="20.137cm" draw:start-shape="id4" draw:start-glue-point="1" draw:end-shape="id5" draw:end-glue-point="0" svg:d="M17600 17950l-7624 2187" svg:viewBox="0 0 7625 2188">
          <text:p/>
        </draw:connector>
        <draw:custom-shape draw:style-name="gr3" draw:text-style-name="P1" xml:id="id6" draw:id="id6" draw:layer="layout" svg:width="3.4cm" svg:height="3.1cm" svg:x="8.4cm" svg:y="24.1cm">
          <text:p text:style-name="P1">Ca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7cm" svg:height="2.6cm" svg:x="16.3cm" svg:y="24.3cm">
          <text:p text:style-name="P1">Adm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226cm" svg:y1="20.937cm" svg:x2="8.4cm" svg:y2="25.65cm" draw:start-shape="id5" draw:start-glue-point="3" draw:end-shape="id6" draw:end-glue-point="6" svg:d="M4226 20937l4174 4713" svg:viewBox="0 0 4175 4714">
          <text:p/>
        </draw:connector>
        <draw:connector draw:style-name="gr2" draw:text-style-name="P1" draw:layer="layout" draw:type="line" svg:x1="9.976cm" svg:y1="21.737cm" svg:x2="10.1cm" svg:y2="24.1cm" draw:start-shape="id5" draw:start-glue-point="2" draw:end-shape="id6" draw:end-glue-point="4" svg:d="M9976 21737l124 2363" svg:viewBox="0 0 125 2364">
          <text:p/>
        </draw:connector>
        <draw:connector draw:style-name="gr2" draw:text-style-name="P1" draw:layer="layout" draw:type="line" svg:x1="9.976cm" svg:y1="21.737cm" svg:x2="8.898cm" svg:y2="24.554cm" draw:start-shape="id5" draw:start-glue-point="2" draw:end-shape="id6" draw:end-glue-point="5" svg:d="M9976 21737l-1078 2817" svg:viewBox="0 0 1079 2818">
          <text:p/>
        </draw:connector>
        <draw:connector draw:style-name="gr2" draw:text-style-name="P1" draw:layer="layout" draw:type="line" svg:x1="9.976cm" svg:y1="21.737cm" svg:x2="11.302cm" svg:y2="24.554cm" draw:start-shape="id5" draw:start-glue-point="2" draw:end-shape="id6" draw:end-glue-point="11" svg:d="M9976 21737l1326 2817" svg:viewBox="0 0 1327 2818">
          <text:p/>
        </draw:connector>
        <draw:connector draw:style-name="gr2" draw:text-style-name="P1" draw:layer="layout" draw:type="line" svg:x1="15.726cm" svg:y1="20.937cm" svg:x2="11.8cm" svg:y2="25.65cm" draw:start-shape="id5" draw:start-glue-point="1" draw:end-shape="id6" draw:end-glue-point="10" svg:d="M15726 20937l-3926 4713" svg:viewBox="0 0 3927 4714">
          <text:p/>
        </draw:connector>
        <draw:connector draw:style-name="gr2" draw:text-style-name="P1" draw:layer="layout" draw:type="line" svg:x1="16.3cm" svg:y1="25.6cm" svg:x2="11.8cm" svg:y2="25.65cm" draw:start-shape="id7" draw:start-glue-point="3" draw:end-shape="id6" draw:end-glue-point="10" svg:d="M16300 25600l-4500 50" svg:viewBox="0 0 4501 51">
          <text:p/>
        </draw:connector>
        <draw:custom-shape draw:style-name="gr5" draw:text-style-name="P1" xml:id="id1" draw:id="id1" draw:layer="layout" svg:width="17.7cm" svg:height="2.1cm" svg:x="1cm" svg:y="1cm">
          <text:p text:style-name="P1">Recepcionistas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10.1cm" svg:height="1.7cm" svg:x="4.8cm" svg:y="13.9cm">
          <text:p text:style-name="P1">Cocineras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15.3cm" svg:height="1.7cm" svg:x="2.3cm" svg:y="17.1cm">
          <text:p text:style-name="P1">Hornos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1.5cm" svg:height="1.6cm" svg:x="4.226cm" svg:y="20.137cm">
          <text:p text:style-name="P1">Cadet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ge </meta:initial-creator>
    <meta:creation-date>2015-04-03T18:50:04.736136378</meta:creation-date>
    <dc:date>2015-04-03T19:25:27.341892733</dc:date>
    <dc:creator>Hige </dc:creator>
    <meta:editing-duration>PT20M12S</meta:editing-duration>
    <meta:editing-cycles>1</meta:editing-cycles>
    <meta:document-statistic meta:object-count="29"/>
    <meta:generator>LibreOffice/4.3.3.2$Linux_x86 LibreOffice_project/430m0$Build-2</meta:generator>
  </office:meta>
</office:document-meta>
</file>